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Arial" fo:font-size="9pt" fo:font-style="normal" style:text-underline-style="solid" style:text-underline-width="auto" style:text-underline-color="font-color" fo:font-weight="normal" fo:background-color="#ffffff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Arial" fo:font-size="9pt" fo:font-style="normal" style:text-underline-style="solid" style:text-underline-width="auto" style:text-underline-color="font-color" fo:font-weight="normal" officeooo:rsid="000c3062" officeooo:paragraph-rsid="000c3062" fo:background-color="#ffffff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normal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9pt" fo:font-style="normal" style:text-underline-style="none" fo:font-weight="normal" style:text-blinking="false" fo:background-color="#ffffff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style:text-blinking="false" fo:background-color="#ffffff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808000" style:text-line-through-style="none" style:text-line-through-type="none" style:font-name="Times New Roman" fo:font-size="9pt" fo:font-style="normal" style:text-underline-style="none" fo:font-weight="normal" style:text-blinking="false" fo:background-color="#ffffff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style:text-blinking="false" fo:background-color="#ffffff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9pt" fo:font-style="italic" style:text-underline-style="none" style:text-blinking="false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9pt" fo:font-style="italic" style:text-underline-style="none" fo:font-weight="normal" style:text-blinking="false" fo:background-color="#ffffff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9pt" fo:font-style="normal" style:text-underline-style="none" style:text-blinking="false" fo:background-color="#ffffff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9pt" fo:font-style="italic" style:text-underline-style="none" style:text-blinking="false" fo:background-color="#ffffff" loext:char-shading-value="0"/>
    </style:style>
    <style:style style:name="T8" style:family="text">
      <style:text-properties fo:font-variant="normal" fo:text-transform="none" fo:color="#000080" style:text-line-through-style="none" style:text-line-through-type="none" style:font-name="Arial" fo:font-size="9pt" fo:font-style="normal" style:text-underline-style="none" fo:font-weight="bold" style:text-blinking="false" fo:background-color="#ffffff" loext:char-shading-value="0"/>
    </style:style>
    <style:style style:name="T9" style:family="text">
      <style:text-properties fo:font-variant="normal" fo:text-transform="none" fo:color="#000080" style:text-line-through-style="none" style:text-line-through-type="none" style:text-underline-style="none" style:text-blinking="false" fo:background-color="#ffffff" loext:char-shading-value="0"/>
    </style:style>
    <style:style style:name="T10" style:family="text">
      <style:text-properties fo:font-variant="normal" fo:text-transform="none" fo:color="#000080" style:text-line-through-style="none" style:text-line-through-type="none" style:font-name="Times New Roman" fo:font-size="9pt" fo:font-style="normal" style:text-underline-style="none" fo:font-weight="bold" style:text-blinking="false" fo:background-color="#ffffff" loext:char-shading-value="0"/>
    </style:style>
    <style:style style:name="T11" style:family="text">
      <style:text-properties fo:font-variant="normal" fo:text-transform="none" fo:color="#660e7a" style:text-line-through-style="none" style:text-line-through-type="none" style:font-name="Arial" fo:font-size="9pt" fo:font-style="normal" style:text-underline-style="none" fo:font-weight="bold" style:text-blinking="false" fo:background-color="#ffffff" loext:char-shading-value="0"/>
    </style:style>
    <style:style style:name="T12" style:family="text">
      <style:text-properties fo:font-variant="normal" fo:text-transform="none" fo:color="#660e7a" style:text-line-through-style="none" style:text-line-through-type="none" style:font-name="Arial" fo:font-size="9pt" fo:font-style="italic" style:text-underline-style="none" fo:font-weight="bold" style:text-blinking="false" fo:background-color="#ffffff" loext:char-shading-value="0"/>
    </style:style>
    <style:style style:name="T13" style:family="text">
      <style:text-properties fo:font-variant="normal" fo:text-transform="none" fo:color="#660e7a" style:text-line-through-style="none" style:text-line-through-type="none" style:font-name="Times New Roman" fo:font-size="9pt" fo:font-style="normal" style:text-underline-style="none" fo:font-weight="bold" style:text-blinking="false" fo:background-color="#ffffff" loext:char-shading-value="0"/>
    </style:style>
    <style:style style:name="T14" style:family="text">
      <style:text-properties fo:font-variant="normal" fo:text-transform="none" fo:color="#660e7a" style:text-line-through-style="none" style:text-line-through-type="none" style:font-name="Times New Roman" fo:font-size="9pt" fo:font-style="italic" style:text-underline-style="none" fo:font-weight="bold" style:text-blinking="false" fo:background-color="#ffffff" loext:char-shading-value="0"/>
    </style:style>
    <style:style style:name="T15" style:family="text">
      <style:text-properties fo:font-variant="normal" fo:text-transform="none" fo:color="#0000ff" style:text-line-through-style="none" style:text-line-through-type="none" style:font-name="Arial" fo:font-size="9pt" fo:font-style="normal" style:text-underline-style="none" fo:font-weight="bold" style:text-blinking="false" fo:background-color="#ffffff" loext:char-shading-value="0"/>
    </style:style>
    <style:style style:name="T16" style:family="text">
      <style:text-properties fo:font-variant="normal" fo:text-transform="none" fo:color="#008000" style:text-line-through-style="none" style:text-line-through-type="none" style:font-name="Arial" fo:font-size="9pt" fo:font-style="normal" style:text-underline-style="none" fo:font-weight="bold" style:text-blinking="false" fo:background-color="#ffffff" loext:char-shading-value="0"/>
    </style:style>
    <style:style style:name="T17" style:family="text">
      <style:text-properties fo:font-variant="normal" fo:text-transform="none" fo:color="#008000" style:text-line-through-style="none" style:text-line-through-type="none" style:text-underline-style="none" style:text-blinking="false" fo:background-color="#ffffff" loext:char-shading-value="0"/>
    </style:style>
    <style:style style:name="T18" style:family="text">
      <style:text-properties fo:font-variant="normal" fo:text-transform="none" fo:color="#008000" style:text-line-through-style="none" style:text-line-through-type="none" style:font-name="Times New Roman" fo:font-size="9pt" fo:font-style="normal" style:text-underline-style="none" fo:font-weight="bold" style:text-blinking="false" fo:background-color="#ffffff" loext:char-shading-value="0"/>
    </style:style>
    <style:style style:name="T19" style:family="text">
      <style:text-properties fo:font-variant="normal" fo:text-transform="none" fo:color="#808000" style:text-line-through-style="none" style:text-line-through-type="none" style:font-name="Arial" fo:font-size="9pt" fo:font-style="normal" style:text-underline-style="none" fo:font-weight="normal" style:text-blinking="false" fo:background-color="#ffffff" loext:char-shading-value="0"/>
    </style:style>
    <style:style style:name="T20" style:family="text">
      <style:text-properties fo:font-variant="normal" fo:text-transform="none" fo:color="#808000" style:text-line-through-style="none" style:text-line-through-type="none" style:text-underline-style="none" style:text-blinking="false" fo:background-color="#ffffff" loext:char-shading-value="0"/>
    </style:style>
    <style:style style:name="T21" style:family="text">
      <style:text-properties fo:font-variant="normal" fo:text-transform="none" fo:color="#808080" style:text-line-through-style="none" style:text-line-through-type="none" style:font-name="Arial" fo:font-size="9pt" fo:font-style="italic" style:text-underline-style="none" fo:font-weight="normal" style:text-blinking="false" fo:background-color="#ffffff" loext:char-shading-value="0"/>
    </style:style>
    <style:style style:name="T22" style:family="text">
      <style:text-properties fo:font-variant="normal" fo:text-transform="none" fo:color="#808080" style:text-line-through-style="none" style:text-line-through-type="none" style:text-underline-style="none" style:text-blinking="false" fo:background-color="#ffffff" loext:char-shading-value="0"/>
    </style:style>
    <style:style style:name="T23" style:family="text">
      <style:text-properties style:font-name="Arial" fo:font-size="9pt" fo:font-style="normal" fo:font-weight="normal"/>
    </style:style>
    <style:style style:name="T24" style:family="text">
      <style:text-properties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ANDROID CYCLE-1</text:p>
      <text:p text:style-name="P2"/>
      <text:p text:style-name="P2"><text:bookmark text:name="docs-internal-guid-4d3a47b0-7fff-3053-f48b-06e64933dbe0"/>1.login page:xml</text:p>
      <text:p text:style-name="Text_20_body"/>
      <text:p text:style-name="P9"><text:span text:style-name="T1">&lt;</text:span><text:span text:style-name="T8">LinearLayout </text:span><text:span text:style-name="T11">android</text:span><text:span text:style-name="T15">:layout_height=</text:span><text:span text:style-name="T16">"match_parent"</text:span></text:p>
      <text:p text:style-name="P10"><text:span text:style-name="T17">   </text:span><text:span text:style-name="T11">android</text:span><text:span text:style-name="T15">:layout_width=</text:span><text:span text:style-name="T16">"match_parent"</text:span></text:p>
      <text:p text:style-name="P10"><text:span text:style-name="T17">   </text:span><text:span text:style-name="T11">android</text:span><text:span text:style-name="T15">:orientation=</text:span><text:span text:style-name="T16">"vertical"</text:span></text:p>
      <text:p text:style-name="P10"><text:span text:style-name="T17">   </text:span><text:span text:style-name="T15">xmlns:</text:span><text:span text:style-name="T11">android</text:span><text:span text:style-name="T15">=</text:span><text:span text:style-name="T16">"http://schemas.android.com/apk/res/android"</text:span><text:span text:style-name="T2">&gt;</text:span></text:p>
      <text:p text:style-name="Text_20_body"/>
      <text:p text:style-name="P10"><text:span text:style-name="T5">   </text:span><text:span text:style-name="T2">&lt;</text:span><text:span text:style-name="T8">EditText</text:span></text:p>
      <text:p text:style-name="P10"><text:span text:style-name="T9">       </text:span><text:span text:style-name="T11">android</text:span><text:span text:style-name="T15">:layout_width=</text:span><text:span text:style-name="T16">"wrap_content"</text:span></text:p>
      <text:p text:style-name="P10"><text:span text:style-name="T17">       </text:span><text:span text:style-name="T11">android</text:span><text:span text:style-name="T15">:layout_height=</text:span><text:span text:style-name="T16">"wrap_content"</text:span></text:p>
      <text:p text:style-name="P10"><text:span text:style-name="T17">       </text:span><text:span text:style-name="T11">android</text:span><text:span text:style-name="T15">:id=</text:span><text:span text:style-name="T16">"@+id/uname"</text:span></text:p>
      <text:p text:style-name="P10"><text:span text:style-name="T17">       </text:span><text:span text:style-name="T11">android</text:span><text:span text:style-name="T15">:hint=</text:span><text:span text:style-name="T16">"Enter name..."</text:span></text:p>
      <text:p text:style-name="P10"><text:span text:style-name="T17">       </text:span><text:span text:style-name="T2">/&gt;</text:span></text:p>
      <text:p text:style-name="P10"><text:span text:style-name="T5">   </text:span><text:span text:style-name="T2">&lt;</text:span><text:span text:style-name="T8">EditText</text:span></text:p>
      <text:p text:style-name="P10"><text:span text:style-name="T9">       </text:span><text:span text:style-name="T11">android</text:span><text:span text:style-name="T15">:layout_width=</text:span><text:span text:style-name="T16">"wrap_content"</text:span></text:p>
      <text:p text:style-name="P10"><text:span text:style-name="T17">       </text:span><text:span text:style-name="T11">android</text:span><text:span text:style-name="T15">:layout_height=</text:span><text:span text:style-name="T16">"wrap_content"</text:span></text:p>
      <text:p text:style-name="P10"><text:span text:style-name="T17">       </text:span><text:span text:style-name="T11">android</text:span><text:span text:style-name="T15">:id=</text:span><text:span text:style-name="T16">"@+id/passwd"</text:span></text:p>
      <text:p text:style-name="P10"><text:span text:style-name="T17">       </text:span><text:span text:style-name="T11">android</text:span><text:span text:style-name="T15">:hint=</text:span><text:span text:style-name="T16">"Password..."</text:span></text:p>
      <text:p text:style-name="P10"><text:span text:style-name="T17">       </text:span><text:span text:style-name="T11">android</text:span><text:span text:style-name="T15">:inputType=</text:span><text:span text:style-name="T16">"textPassword"</text:span></text:p>
      <text:p text:style-name="P10"><text:span text:style-name="T17">       </text:span><text:span text:style-name="T2">/&gt;</text:span></text:p>
      <text:p text:style-name="Text_20_body"/>
      <text:p text:style-name="P10"><text:span text:style-name="T5">   </text:span><text:span text:style-name="T2">&lt;</text:span><text:span text:style-name="T8">Button</text:span></text:p>
      <text:p text:style-name="P10"><text:span text:style-name="T9">       </text:span><text:span text:style-name="T11">android</text:span><text:span text:style-name="T15">:layout_width=</text:span><text:span text:style-name="T16">"wrap_content"</text:span></text:p>
      <text:p text:style-name="P10"><text:span text:style-name="T17">       </text:span><text:span text:style-name="T11">android</text:span><text:span text:style-name="T15">:layout_height=</text:span><text:span text:style-name="T16">"wrap_content"</text:span></text:p>
      <text:p text:style-name="P10"><text:span text:style-name="T17">       </text:span><text:span text:style-name="T11">android</text:span><text:span text:style-name="T15">:text=</text:span><text:span text:style-name="T16">"Login"</text:span></text:p>
      <text:p text:style-name="P10"><text:span text:style-name="T17">       </text:span><text:span text:style-name="T11">android</text:span><text:span text:style-name="T15">:id=</text:span><text:span text:style-name="T16">"@+id/login"</text:span></text:p>
      <text:p text:style-name="P10"><text:span text:style-name="T17">       </text:span><text:span text:style-name="T2">/&gt;</text:span></text:p>
      <text:p text:style-name="P10"><text:span text:style-name="T5">   </text:span><text:span text:style-name="T2">&lt;</text:span><text:span text:style-name="T8">Button</text:span></text:p>
      <text:p text:style-name="P10"><text:span text:style-name="T9">       </text:span><text:span text:style-name="T11">android</text:span><text:span text:style-name="T15">:layout_width=</text:span><text:span text:style-name="T16">"wrap_content"</text:span></text:p>
      <text:p text:style-name="P10"><text:span text:style-name="T17">       </text:span><text:span text:style-name="T11">android</text:span><text:span text:style-name="T15">:layout_height=</text:span><text:span text:style-name="T16">"wrap_content"</text:span></text:p>
      <text:p text:style-name="P10"><text:span text:style-name="T17">       </text:span><text:span text:style-name="T11">android</text:span><text:span text:style-name="T15">:text=</text:span><text:span text:style-name="T16">"Cancel"</text:span></text:p>
      <text:p text:style-name="P10"><text:span text:style-name="T17">       </text:span><text:span text:style-name="T11">android</text:span><text:span text:style-name="T15">:id=</text:span><text:span text:style-name="T16">"@+id/Cancel"</text:span><text:span text:style-name="T2">/&gt;</text:span></text:p>
      <text:p text:style-name="P9"><text:span text:style-name="T1">&lt;/</text:span><text:span text:style-name="T8">LinearLayout</text:span><text:span text:style-name="T1">&gt;</text:span></text:p>
      <text:p text:style-name="Text_20_body"/>
      <text:p text:style-name="P2">mainactivity</text:p>
      <text:p text:style-name="P9"><text:soft-page-break/><text:span text:style-name="T10">package </text:span><text:span text:style-name="T6">com.example.sjcet.login_page;</text:span></text:p>
      <text:p text:style-name="Text_20_body"/>
      <text:p text:style-name="P9"><text:span text:style-name="T10">import </text:span><text:span text:style-name="T6">android.support.v7.app.AppCompatActivity;</text:span></text:p>
      <text:p text:style-name="P9"><text:span text:style-name="T10">import </text:span><text:span text:style-name="T6">android.os.Bundle;</text:span></text:p>
      <text:p text:style-name="P9"><text:span text:style-name="T10">import </text:span><text:span text:style-name="T6">android.view.View;</text:span></text:p>
      <text:p text:style-name="P9"><text:span text:style-name="T10">import </text:span><text:span text:style-name="T6">android.widget.Button;</text:span></text:p>
      <text:p text:style-name="P9"><text:span text:style-name="T10">import </text:span><text:span text:style-name="T6">android.widget.EditText;</text:span></text:p>
      <text:p text:style-name="P9"><text:span text:style-name="T10">import </text:span><text:span text:style-name="T6">android.widget.Button;</text:span></text:p>
      <text:p text:style-name="P9"><text:span text:style-name="T10">import </text:span><text:span text:style-name="T6">android.widget.Toast;</text:span></text:p>
      <text:p text:style-name="Text_20_body"/>
      <text:p text:style-name="P9"><text:span text:style-name="T10">public class </text:span><text:span text:style-name="T6">MainActivity </text:span><text:span text:style-name="T10">extends </text:span><text:span text:style-name="T6">AppCompatActivity {</text:span></text:p>
      <text:p text:style-name="P9"><text:span text:style-name="T6">Button </text:span><text:span text:style-name="T13">b1</text:span><text:span text:style-name="T6">,</text:span><text:span text:style-name="T13">b2</text:span><text:span text:style-name="T6">;</text:span></text:p>
      <text:p text:style-name="P9"><text:span text:style-name="T6">EditText </text:span><text:span text:style-name="T13">e1</text:span><text:span text:style-name="T6">,</text:span><text:span text:style-name="T13">e2</text:span><text:span text:style-name="T6">;</text:span></text:p>
      <text:p text:style-name="Text_20_body"/>
      <text:p text:style-name="P8">@Override</text:p>
      <text:p text:style-name="P9"><text:span text:style-name="T10">protected void </text:span><text:span text:style-name="T6">onCreate(Bundle savedInstanceState) {</text:span></text:p>
      <text:p text:style-name="P9"><text:span text:style-name="T10">super</text:span><text:span text:style-name="T6">.onCreate(savedInstanceState);</text:span></text:p>
      <text:p text:style-name="P9"><text:span text:style-name="T6">setContentView(R.layout.</text:span><text:span text:style-name="T14">activity_main</text:span><text:span text:style-name="T6">);</text:span></text:p>
      <text:p text:style-name="P9"><text:span text:style-name="T13">e1 </text:span><text:span text:style-name="T6">= (EditText)findViewById(R.id.</text:span><text:span text:style-name="T14">uname</text:span><text:span text:style-name="T6">);</text:span></text:p>
      <text:p text:style-name="P9"><text:span text:style-name="T13">e2 </text:span><text:span text:style-name="T6">= (EditText)findViewById(R.id.</text:span><text:span text:style-name="T14">passwd</text:span><text:span text:style-name="T6">);</text:span></text:p>
      <text:p text:style-name="P9"><text:span text:style-name="T13">b1 </text:span><text:span text:style-name="T6">= (Button)findViewById(R.id.</text:span><text:span text:style-name="T14">login</text:span><text:span text:style-name="T6">);</text:span></text:p>
      <text:p text:style-name="P9"><text:span text:style-name="T13">b2 </text:span><text:span text:style-name="T6">= (Button)findViewById(R.id.</text:span><text:span text:style-name="T14">Cancel</text:span><text:span text:style-name="T6">);</text:span></text:p>
      <text:p text:style-name="Text_20_body"/>
      <text:p text:style-name="P9"><text:span text:style-name="T13">b1</text:span><text:span text:style-name="T6">.setOnClickListener(</text:span><text:span text:style-name="T10">new </text:span><text:span text:style-name="T6">View.OnClickListener() {</text:span></text:p>
      <text:p text:style-name="P8">@Override</text:p>
      <text:p text:style-name="P9"><text:span text:style-name="T10">public void </text:span><text:span text:style-name="T6">onClick(View v) {</text:span></text:p>
      <text:p text:style-name="P9"><text:span text:style-name="T10">if</text:span><text:span text:style-name="T6">(</text:span><text:span text:style-name="T13">e1</text:span><text:span text:style-name="T6">.getText().toString().equals(</text:span><text:span text:style-name="T18">"admin"</text:span><text:span text:style-name="T6">) &amp;&amp; </text:span><text:span text:style-name="T13">e2</text:span><text:span text:style-name="T6">.getText().toString().equals(</text:span><text:span text:style-name="T18">"admin"</text:span><text:span text:style-name="T6">)){</text:span></text:p>
      <text:p text:style-name="P9"><text:span text:style-name="T6">Toast.</text:span><text:span text:style-name="T7">makeText</text:span><text:span text:style-name="T6">(getApplicationContext(),</text:span><text:span text:style-name="T18">"Redirecting..."</text:span><text:span text:style-name="T6">,Toast.</text:span><text:span text:style-name="T14">LENGTH_SHORT</text:span><text:span text:style-name="T6">).show();</text:span></text:p>
      <text:p text:style-name="Text_20_body"/>
      <text:p text:style-name="P5">}</text:p>
      <text:p text:style-name="P9"><text:span text:style-name="T10">else</text:span><text:span text:style-name="T6">{</text:span></text:p>
      <text:p text:style-name="P9"><text:span text:style-name="T6">Toast.</text:span><text:span text:style-name="T7">makeText</text:span><text:span text:style-name="T6">(getApplicationContext(),</text:span><text:span text:style-name="T18">"Wrong Credentials..."</text:span><text:span text:style-name="T6">,Toast.</text:span><text:span text:style-name="T14">LENGTH_SHORT</text:span><text:span text:style-name="T6">).show();</text:span></text:p>
      <text:p text:style-name="Text_20_body"/>
      <text:p text:style-name="P5">}</text:p>
      <text:p text:style-name="P5">}</text:p>
      <text:p text:style-name="P5">});</text:p>
      <text:p text:style-name="Text_20_body"/>
      <text:p text:style-name="P9"><text:span text:style-name="T13">b2</text:span><text:span text:style-name="T6">.setOnClickListener(</text:span><text:span text:style-name="T10">new </text:span><text:span text:style-name="T6">View.OnClickListener() {</text:span></text:p>
      <text:p text:style-name="P8">@Override</text:p>
      <text:p text:style-name="P9"><text:span text:style-name="T10">public void </text:span><text:span text:style-name="T6">onClick(View v) {</text:span></text:p>
      <text:p text:style-name="P5">finish();</text:p>
      <text:p text:style-name="P5">}</text:p>
      <text:p text:style-name="P5">});</text:p>
      <text:p text:style-name="P5">}</text:p>
      <text:p text:style-name="P5">}</text:p>
      <text:p text:style-name="P1"><text:soft-page-break/><text:line-break/><text:line-break/><text:line-break/></text:p>
      <text:p text:style-name="P2">2. Activity lifecycle: xml</text:p>
      <text:p text:style-name="Text_20_body"/>
      <text:p text:style-name="P9"><text:span text:style-name="T3">&lt;?</text:span><text:span text:style-name="T15">xml version=</text:span><text:span text:style-name="T16">"1.0" </text:span><text:span text:style-name="T15">encoding=</text:span><text:span text:style-name="T16">"utf-8"</text:span><text:span text:style-name="T3">?&gt;</text:span></text:p>
      <text:p text:style-name="P9"><text:span text:style-name="T1">&lt;</text:span><text:span text:style-name="T8">android.support.constraint.ConstraintLayout </text:span><text:span text:style-name="T15">xmlns:</text:span><text:span text:style-name="T11">android</text:span><text:span text:style-name="T15">=</text:span><text:span text:style-name="T16">"http://schemas.android.com/apk/res/android"</text:span></text:p>
      <text:p text:style-name="P10"><text:span text:style-name="T17">   </text:span><text:span text:style-name="T15">xmlns:</text:span><text:span text:style-name="T11">app</text:span><text:span text:style-name="T15">=</text:span><text:span text:style-name="T16">"http://schemas.android.com/apk/res-auto"</text:span></text:p>
      <text:p text:style-name="P10"><text:span text:style-name="T17">   </text:span><text:span text:style-name="T15">xmlns:</text:span><text:span text:style-name="T11">tools</text:span><text:span text:style-name="T15">=</text:span><text:span text:style-name="T16">"http://schemas.android.com/tools"</text:span></text:p>
      <text:p text:style-name="P10"><text:span text:style-name="T17">   </text:span><text:span text:style-name="T11">android</text:span><text:span text:style-name="T15">:layout_width=</text:span><text:span text:style-name="T16">"match_parent"</text:span></text:p>
      <text:p text:style-name="P10"><text:span text:style-name="T17">   </text:span><text:span text:style-name="T11">android</text:span><text:span text:style-name="T15">:layout_height=</text:span><text:span text:style-name="T16">"match_parent"</text:span></text:p>
      <text:p text:style-name="P10"><text:span text:style-name="T17">   </text:span><text:span text:style-name="T11">tools</text:span><text:span text:style-name="T15">:context=</text:span><text:span text:style-name="T16">".MainActivity"</text:span><text:span text:style-name="T2">&gt;</text:span></text:p>
      <text:p text:style-name="Text_20_body"/>
      <text:p text:style-name="P10"><text:span text:style-name="T5">   </text:span><text:span text:style-name="T2">&lt;</text:span><text:span text:style-name="T8">TextView</text:span></text:p>
      <text:p text:style-name="P10"><text:span text:style-name="T9">       </text:span><text:span text:style-name="T11">android</text:span><text:span text:style-name="T15">:layout_width=</text:span><text:span text:style-name="T16">"wrap_content"</text:span></text:p>
      <text:p text:style-name="P10"><text:span text:style-name="T17">       </text:span><text:span text:style-name="T11">android</text:span><text:span text:style-name="T15">:layout_height=</text:span><text:span text:style-name="T16">"wrap_content"</text:span></text:p>
      <text:p text:style-name="P10"><text:span text:style-name="T17">       </text:span><text:span text:style-name="T11">android</text:span><text:span text:style-name="T15">:text=</text:span><text:span text:style-name="T16">"Hello World!"</text:span></text:p>
      <text:p text:style-name="P10"><text:span text:style-name="T17">       </text:span><text:span text:style-name="T11">app</text:span><text:span text:style-name="T15">:layout_constraintBottom_toBottomOf=</text:span><text:span text:style-name="T16">"parent"</text:span></text:p>
      <text:p text:style-name="P10"><text:span text:style-name="T17">       </text:span><text:span text:style-name="T11">app</text:span><text:span text:style-name="T15">:layout_constraintLeft_toLeftOf=</text:span><text:span text:style-name="T16">"parent"</text:span></text:p>
      <text:p text:style-name="P10"><text:span text:style-name="T17">       </text:span><text:span text:style-name="T11">app</text:span><text:span text:style-name="T15">:layout_constraintRight_toRightOf=</text:span><text:span text:style-name="T16">"parent"</text:span></text:p>
      <text:p text:style-name="P10"><text:span text:style-name="T17">       </text:span><text:span text:style-name="T11">app</text:span><text:span text:style-name="T15">:layout_constraintTop_toTopOf=</text:span><text:span text:style-name="T16">"parent" </text:span><text:span text:style-name="T2">/&gt;</text:span></text:p>
      <text:p text:style-name="Text_20_body"/>
      <text:p text:style-name="P9"><text:span text:style-name="T1">&lt;/</text:span><text:span text:style-name="T8">android.support.constraint.ConstraintLayout</text:span><text:span text:style-name="T1">&gt;</text:span></text:p>
      <text:p text:style-name="Text_20_body"/>
      <text:p text:style-name="P4">Mainactivity</text:p>
      <text:p text:style-name="P9"><text:span text:style-name="T8">package </text:span><text:span text:style-name="T1">com.example.sjcet.activitylifecycle;</text:span></text:p>
      <text:p text:style-name="Text_20_body"/>
      <text:p text:style-name="P9"><text:span text:style-name="T8">import </text:span><text:span text:style-name="T1">android.support.v7.app.AppCompatActivity;</text:span></text:p>
      <text:p text:style-name="P9"><text:span text:style-name="T8">import </text:span><text:span text:style-name="T1">android.os.Bundle;</text:span></text:p>
      <text:p text:style-name="P9"><text:span text:style-name="T8">import </text:span><text:span text:style-name="T1">android.util.Log;</text:span></text:p>
      <text:p text:style-name="P9"><text:span text:style-name="T8">import </text:span><text:span text:style-name="T1">android.widget.Toast;</text:span></text:p>
      <text:p text:style-name="Text_20_body"/>
      <text:p text:style-name="P9"><text:span text:style-name="T8">public class </text:span><text:span text:style-name="T1">MainActivity </text:span><text:span text:style-name="T8">extends </text:span><text:span text:style-name="T1">AppCompatActivity {</text:span></text:p>
      <text:p text:style-name="Text_20_body"/>
      <text:p text:style-name="P10"><text:span text:style-name="T5">   </text:span><text:span text:style-name="T19">@Override</text:span></text:p>
      <text:p text:style-name="P10"><text:span text:style-name="T20">   </text:span><text:span text:style-name="T8">protected void </text:span><text:span text:style-name="T2">onCreate(Bundle savedInstanceState) {</text:span></text:p>
      <text:p text:style-name="P10"><text:span text:style-name="T5">       </text:span><text:span text:style-name="T8">super</text:span><text:span text:style-name="T2">.onCreate(savedInstanceState);</text:span></text:p>
      <text:p text:style-name="P10"><text:span text:style-name="T5">       </text:span><text:span text:style-name="T2">setContentView(R.layout.</text:span><text:span text:style-name="T12">activity_main</text:span><text:span text:style-name="T2">);</text:span></text:p>
      <text:p text:style-name="P10"><text:span text:style-name="T5">       </text:span><text:span text:style-name="T21">// Log.d("lifecycle","onCreate invoked");</text:span></text:p>
      <text:p text:style-name="P10"><text:soft-page-break/><text:span text:style-name="T22">       </text:span><text:span text:style-name="T2">Toast.</text:span><text:span text:style-name="T4">makeText</text:span><text:span text:style-name="T2">(</text:span><text:span text:style-name="T8">this</text:span><text:span text:style-name="T2">, </text:span><text:span text:style-name="T16">"onCreate invoked"</text:span><text:span text:style-name="T2">, Toast.</text:span><text:span text:style-name="T12">LENGTH_SHORT</text:span><text:span text:style-name="T2">).show();</text:span></text:p>
      <text:p text:style-name="P6">   <text:span text:style-name="T23">}</text:span></text:p>
      <text:p text:style-name="Text_20_body"/>
      <text:p text:style-name="P10"><text:span text:style-name="T5">   </text:span><text:span text:style-name="T8">protected void </text:span><text:span text:style-name="T2">onStart() {</text:span></text:p>
      <text:p text:style-name="P10"><text:span text:style-name="T5">       </text:span><text:span text:style-name="T8">super</text:span><text:span text:style-name="T2">.onStart();</text:span></text:p>
      <text:p text:style-name="P10"><text:span text:style-name="T5">       </text:span><text:span text:style-name="T21">// Log.d("lifecycle","onStart invoked");</text:span></text:p>
      <text:p text:style-name="P10"><text:span text:style-name="T22">       </text:span><text:span text:style-name="T2">Toast.</text:span><text:span text:style-name="T4">makeText</text:span><text:span text:style-name="T2">(</text:span><text:span text:style-name="T8">this</text:span><text:span text:style-name="T2">, </text:span><text:span text:style-name="T16">"onStart invoked"</text:span><text:span text:style-name="T2">, Toast.</text:span><text:span text:style-name="T12">LENGTH_SHORT</text:span><text:span text:style-name="T2">).show();</text:span></text:p>
      <text:p text:style-name="P6">   <text:span text:style-name="T23">}</text:span></text:p>
      <text:p text:style-name="Text_20_body"/>
      <text:p text:style-name="P10"><text:span text:style-name="T5">   </text:span><text:span text:style-name="T8">protected void </text:span><text:span text:style-name="T2">onResume() {</text:span></text:p>
      <text:p text:style-name="P10"><text:span text:style-name="T5">       </text:span><text:span text:style-name="T8">super</text:span><text:span text:style-name="T2">.onResume();</text:span></text:p>
      <text:p text:style-name="P10"><text:span text:style-name="T5">       </text:span><text:span text:style-name="T21">//Log.d("lifecycle","onResume invoked");</text:span></text:p>
      <text:p text:style-name="P10"><text:span text:style-name="T22">       </text:span><text:span text:style-name="T2">Toast.</text:span><text:span text:style-name="T4">makeText</text:span><text:span text:style-name="T2">(</text:span><text:span text:style-name="T8">this</text:span><text:span text:style-name="T2">, </text:span><text:span text:style-name="T16">"onResume invoked"</text:span><text:span text:style-name="T2">, Toast.</text:span><text:span text:style-name="T12">LENGTH_SHORT</text:span><text:span text:style-name="T2">).show();</text:span></text:p>
      <text:p text:style-name="P6">   <text:span text:style-name="T23">}</text:span></text:p>
      <text:p text:style-name="Text_20_body"/>
      <text:p text:style-name="P10"><text:span text:style-name="T5">   </text:span><text:span text:style-name="T8">protected void </text:span><text:span text:style-name="T2">onPause() {</text:span></text:p>
      <text:p text:style-name="P10"><text:span text:style-name="T5">       </text:span><text:span text:style-name="T8">super</text:span><text:span text:style-name="T2">.onPause();</text:span></text:p>
      <text:p text:style-name="P10"><text:span text:style-name="T5">       </text:span><text:span text:style-name="T21">//  Log.d("lifecycle","onPause invoked");</text:span></text:p>
      <text:p text:style-name="P10"><text:span text:style-name="T22">       </text:span><text:span text:style-name="T2">Toast.</text:span><text:span text:style-name="T4">makeText</text:span><text:span text:style-name="T2">(</text:span><text:span text:style-name="T8">this</text:span><text:span text:style-name="T2">, </text:span><text:span text:style-name="T16">"onPause invoked"</text:span><text:span text:style-name="T2">, Toast.</text:span><text:span text:style-name="T12">LENGTH_SHORT</text:span><text:span text:style-name="T2">).show();</text:span></text:p>
      <text:p text:style-name="P6">   <text:span text:style-name="T23">}</text:span></text:p>
      <text:p text:style-name="Text_20_body"/>
      <text:p text:style-name="P10"><text:span text:style-name="T5">   </text:span><text:span text:style-name="T8">protected void </text:span><text:span text:style-name="T2">onStop() {</text:span></text:p>
      <text:p text:style-name="P10"><text:span text:style-name="T5">       </text:span><text:span text:style-name="T8">super</text:span><text:span text:style-name="T2">.onStop();</text:span></text:p>
      <text:p text:style-name="P10"><text:span text:style-name="T5">       </text:span><text:span text:style-name="T21">//Log.d("lifecycle","onStop invoked");</text:span></text:p>
      <text:p text:style-name="P10"><text:span text:style-name="T22">       </text:span><text:span text:style-name="T2">Toast.</text:span><text:span text:style-name="T4">makeText</text:span><text:span text:style-name="T2">(</text:span><text:span text:style-name="T8">this</text:span><text:span text:style-name="T2">, </text:span><text:span text:style-name="T16">"oStop invoked"</text:span><text:span text:style-name="T2">, Toast.</text:span><text:span text:style-name="T12">LENGTH_SHORT</text:span><text:span text:style-name="T2">).show();</text:span></text:p>
      <text:p text:style-name="P6">   <text:span text:style-name="T23">}</text:span></text:p>
      <text:p text:style-name="Text_20_body"/>
      <text:p text:style-name="P10"><text:span text:style-name="T5">   </text:span><text:span text:style-name="T8">protected void </text:span><text:span text:style-name="T2">onRestart() {</text:span></text:p>
      <text:p text:style-name="P10"><text:span text:style-name="T5">       </text:span><text:span text:style-name="T8">super</text:span><text:span text:style-name="T2">.onRestart();</text:span></text:p>
      <text:p text:style-name="P10"><text:span text:style-name="T5">       </text:span><text:span text:style-name="T21">//Log.d("lifecycle","onRestart invoked");</text:span></text:p>
      <text:p text:style-name="P10"><text:span text:style-name="T22">       </text:span><text:span text:style-name="T2">Toast.</text:span><text:span text:style-name="T4">makeText</text:span><text:span text:style-name="T2">(</text:span><text:span text:style-name="T8">this</text:span><text:span text:style-name="T2">, </text:span><text:span text:style-name="T16">"onRestart invoked"</text:span><text:span text:style-name="T2">, Toast.</text:span><text:span text:style-name="T12">LENGTH_SHORT</text:span><text:span text:style-name="T2">).show();</text:span></text:p>
      <text:p text:style-name="P6">   <text:span text:style-name="T23">}</text:span></text:p>
      <text:p text:style-name="Text_20_body"/>
      <text:p text:style-name="P10"><text:span text:style-name="T5">   </text:span><text:span text:style-name="T8">protected void </text:span><text:span text:style-name="T2">onDestroy() {</text:span></text:p>
      <text:p text:style-name="P10"><text:span text:style-name="T5">       </text:span><text:span text:style-name="T8">super</text:span><text:span text:style-name="T2">.onDestroy();</text:span></text:p>
      <text:p text:style-name="P10"><text:span text:style-name="T5">       </text:span><text:span text:style-name="T21">//Log.d("lifecycle","onDestroy invoked");</text:span></text:p>
      <text:p text:style-name="P10"><text:span text:style-name="T22">       </text:span><text:span text:style-name="T2">Toast.</text:span><text:span text:style-name="T4">makeText</text:span><text:span text:style-name="T2">(</text:span><text:span text:style-name="T8">this</text:span><text:span text:style-name="T2">, </text:span><text:span text:style-name="T16">"onDestroy invoked"</text:span><text:span text:style-name="T2">, Toast.</text:span><text:span text:style-name="T12">LENGTH_SHORT</text:span><text:span text:style-name="T2">).show();</text:span></text:p>
      <text:p text:style-name="P6"><text:soft-page-break/>   <text:span text:style-name="T23">}</text:span></text:p>
      <text:p text:style-name="Text_20_body"/>
      <text:p text:style-name="P7">}</text:p>
      <text:p text:style-name="P1"><text:line-break/><text:line-break/></text:p>
      <text:p text:style-name="P2">3. Calculator: xml</text:p>
      <text:p text:style-name="Text_20_body"/>
      <text:p text:style-name="P9"><text:span text:style-name="T3">&lt;?</text:span><text:span text:style-name="T15">xml version=</text:span><text:span text:style-name="T16">"1.0" </text:span><text:span text:style-name="T15">encoding=</text:span><text:span text:style-name="T16">"utf-8"</text:span><text:span text:style-name="T3">?&gt;</text:span></text:p>
      <text:p text:style-name="P9"><text:span text:style-name="T1">&lt;</text:span><text:span text:style-name="T8">android.support.constraint.ConstraintLayout </text:span><text:span text:style-name="T15">xmlns:</text:span><text:span text:style-name="T11">android</text:span><text:span text:style-name="T15">=</text:span><text:span text:style-name="T16">"http://schemas.android.com/apk/res/android"</text:span></text:p>
      <text:p text:style-name="P10"><text:span text:style-name="T17">   </text:span><text:span text:style-name="T15">xmlns:</text:span><text:span text:style-name="T11">app</text:span><text:span text:style-name="T15">=</text:span><text:span text:style-name="T16">"http://schemas.android.com/apk/res-auto"</text:span></text:p>
      <text:p text:style-name="P10"><text:span text:style-name="T17">   </text:span><text:span text:style-name="T15">xmlns:</text:span><text:span text:style-name="T11">tools</text:span><text:span text:style-name="T15">=</text:span><text:span text:style-name="T16">"http://schemas.android.com/tools"</text:span></text:p>
      <text:p text:style-name="P10"><text:span text:style-name="T17">   </text:span><text:span text:style-name="T11">android</text:span><text:span text:style-name="T15">:layout_width=</text:span><text:span text:style-name="T16">"match_parent"</text:span></text:p>
      <text:p text:style-name="P10"><text:span text:style-name="T17">   </text:span><text:span text:style-name="T11">android</text:span><text:span text:style-name="T15">:layout_height=</text:span><text:span text:style-name="T16">"match_parent"</text:span></text:p>
      <text:p text:style-name="P10"><text:span text:style-name="T17">   </text:span><text:span text:style-name="T11">tools</text:span><text:span text:style-name="T15">:context=</text:span><text:span text:style-name="T16">".MainActivity"</text:span><text:span text:style-name="T2">&gt;</text:span></text:p>
      <text:p text:style-name="Text_20_body"/>
      <text:p text:style-name="P10"><text:span text:style-name="T5">   </text:span><text:span text:style-name="T2">&lt;</text:span><text:span text:style-name="T8">EditText</text:span></text:p>
      <text:p text:style-name="P10"><text:span text:style-name="T9">       </text:span><text:span text:style-name="T11">android</text:span><text:span text:style-name="T15">:id=</text:span><text:span text:style-name="T16">"@+id/n1"</text:span></text:p>
      <text:p text:style-name="P10"><text:span text:style-name="T17">       </text:span><text:span text:style-name="T11">android</text:span><text:span text:style-name="T15">:layout_width=</text:span><text:span text:style-name="T16">"0dp"</text:span></text:p>
      <text:p text:style-name="P10"><text:span text:style-name="T17">       </text:span><text:span text:style-name="T11">android</text:span><text:span text:style-name="T15">:layout_height=</text:span><text:span text:style-name="T16">"wrap_content"</text:span></text:p>
      <text:p text:style-name="P10"><text:span text:style-name="T17">       </text:span><text:span text:style-name="T11">android</text:span><text:span text:style-name="T15">:layout_marginTop=</text:span><text:span text:style-name="T16">"32dp"</text:span></text:p>
      <text:p text:style-name="P10"><text:span text:style-name="T17">       </text:span><text:span text:style-name="T11">android</text:span><text:span text:style-name="T15">:ems=</text:span><text:span text:style-name="T16">"10"</text:span></text:p>
      <text:p text:style-name="P10"><text:span text:style-name="T17">       </text:span><text:span text:style-name="T11">android</text:span><text:span text:style-name="T15">:hint=</text:span><text:span text:style-name="T16">"number"</text:span></text:p>
      <text:p text:style-name="P10"><text:span text:style-name="T17">       </text:span><text:span text:style-name="T11">android</text:span><text:span text:style-name="T15">:inputType=</text:span><text:span text:style-name="T16">"textPersonName"</text:span></text:p>
      <text:p text:style-name="P10"><text:span text:style-name="T17">       </text:span><text:span text:style-name="T11">app</text:span><text:span text:style-name="T15">:layout_constraintEnd_toEndOf=</text:span><text:span text:style-name="T16">"parent"</text:span></text:p>
      <text:p text:style-name="P10"><text:span text:style-name="T17">       </text:span><text:span text:style-name="T11">app</text:span><text:span text:style-name="T15">:layout_constraintStart_toStartOf=</text:span><text:span text:style-name="T16">"parent"</text:span></text:p>
      <text:p text:style-name="P10"><text:span text:style-name="T17">       </text:span><text:span text:style-name="T11">app</text:span><text:span text:style-name="T15">:layout_constraintTop_toTopOf=</text:span><text:span text:style-name="T16">"parent" </text:span><text:span text:style-name="T2">/&gt;</text:span></text:p>
      <text:p text:style-name="Text_20_body"/>
      <text:p text:style-name="P10"><text:span text:style-name="T5">   </text:span><text:span text:style-name="T2">&lt;</text:span><text:span text:style-name="T8">EditText</text:span></text:p>
      <text:p text:style-name="P10"><text:span text:style-name="T9">       </text:span><text:span text:style-name="T11">android</text:span><text:span text:style-name="T15">:id=</text:span><text:span text:style-name="T16">"@+id/num2"</text:span></text:p>
      <text:p text:style-name="P10"><text:span text:style-name="T17">       </text:span><text:span text:style-name="T11">android</text:span><text:span text:style-name="T15">:layout_width=</text:span><text:span text:style-name="T16">"0dp"</text:span></text:p>
      <text:p text:style-name="P10"><text:span text:style-name="T17">       </text:span><text:span text:style-name="T11">android</text:span><text:span text:style-name="T15">:layout_height=</text:span><text:span text:style-name="T16">"wrap_content"</text:span></text:p>
      <text:p text:style-name="P10"><text:span text:style-name="T17">       </text:span><text:span text:style-name="T11">android</text:span><text:span text:style-name="T15">:layout_marginTop=</text:span><text:span text:style-name="T16">"32dp"</text:span></text:p>
      <text:p text:style-name="P10"><text:span text:style-name="T17">       </text:span><text:span text:style-name="T11">android</text:span><text:span text:style-name="T15">:ems=</text:span><text:span text:style-name="T16">"10"</text:span></text:p>
      <text:p text:style-name="P10"><text:span text:style-name="T17">       </text:span><text:span text:style-name="T11">android</text:span><text:span text:style-name="T15">:hint=</text:span><text:span text:style-name="T16">"number"</text:span></text:p>
      <text:p text:style-name="P10"><text:span text:style-name="T17">       </text:span><text:span text:style-name="T11">android</text:span><text:span text:style-name="T15">:inputType=</text:span><text:span text:style-name="T16">"textPersonName"</text:span></text:p>
      <text:p text:style-name="P10"><text:span text:style-name="T17">       </text:span><text:span text:style-name="T11">app</text:span><text:span text:style-name="T15">:layout_constraintEnd_toEndOf=</text:span><text:span text:style-name="T16">"parent"</text:span></text:p>
      <text:p text:style-name="P10"><text:span text:style-name="T17">       </text:span><text:span text:style-name="T11">app</text:span><text:span text:style-name="T15">:layout_constraintStart_toStartOf=</text:span><text:span text:style-name="T16">"parent"</text:span></text:p>
      <text:p text:style-name="P10"><text:soft-page-break/><text:span text:style-name="T17">       </text:span><text:span text:style-name="T11">app</text:span><text:span text:style-name="T15">:layout_constraintTop_toBottomOf=</text:span><text:span text:style-name="T16">"@+id/n1" </text:span><text:span text:style-name="T2">/&gt;</text:span></text:p>
      <text:p text:style-name="Text_20_body"/>
      <text:p text:style-name="P10"><text:span text:style-name="T5">   </text:span><text:span text:style-name="T2">&lt;</text:span><text:span text:style-name="T8">Button</text:span></text:p>
      <text:p text:style-name="P10"><text:span text:style-name="T9">       </text:span><text:span text:style-name="T11">android</text:span><text:span text:style-name="T15">:id=</text:span><text:span text:style-name="T16">"@+id/b1"</text:span></text:p>
      <text:p text:style-name="P10"><text:span text:style-name="T17">       </text:span><text:span text:style-name="T11">android</text:span><text:span text:style-name="T15">:layout_width=</text:span><text:span text:style-name="T16">"wrap_content"</text:span></text:p>
      <text:p text:style-name="P10"><text:span text:style-name="T17">       </text:span><text:span text:style-name="T11">android</text:span><text:span text:style-name="T15">:layout_height=</text:span><text:span text:style-name="T16">"wrap_content"</text:span></text:p>
      <text:p text:style-name="P10"><text:span text:style-name="T17">       </text:span><text:span text:style-name="T11">android</text:span><text:span text:style-name="T15">:layout_marginTop=</text:span><text:span text:style-name="T16">"16dp"</text:span></text:p>
      <text:p text:style-name="P10"><text:span text:style-name="T17">       </text:span><text:span text:style-name="T11">android</text:span><text:span text:style-name="T15">:text=</text:span><text:span text:style-name="T16">"add"</text:span></text:p>
      <text:p text:style-name="P10"><text:span text:style-name="T17">       </text:span><text:span text:style-name="T11">android</text:span><text:span text:style-name="T15">:onClick=</text:span><text:span text:style-name="T16">"sum"</text:span></text:p>
      <text:p text:style-name="P10"><text:span text:style-name="T17">       </text:span><text:span text:style-name="T11">app</text:span><text:span text:style-name="T15">:layout_constraintEnd_toEndOf=</text:span><text:span text:style-name="T16">"parent"</text:span></text:p>
      <text:p text:style-name="P10"><text:span text:style-name="T17">       </text:span><text:span text:style-name="T11">app</text:span><text:span text:style-name="T15">:layout_constraintStart_toStartOf=</text:span><text:span text:style-name="T16">"parent"</text:span></text:p>
      <text:p text:style-name="P10"><text:span text:style-name="T17">       </text:span><text:span text:style-name="T11">app</text:span><text:span text:style-name="T15">:layout_constraintTop_toBottomOf=</text:span><text:span text:style-name="T16">"@+id/num2" </text:span><text:span text:style-name="T2">/&gt;</text:span></text:p>
      <text:p text:style-name="Text_20_body"/>
      <text:p text:style-name="P10"><text:span text:style-name="T5">   </text:span><text:span text:style-name="T2">&lt;</text:span><text:span text:style-name="T8">Button</text:span></text:p>
      <text:p text:style-name="P10"><text:span text:style-name="T9">       </text:span><text:span text:style-name="T11">android</text:span><text:span text:style-name="T15">:id=</text:span><text:span text:style-name="T16">"@+id/b2"</text:span></text:p>
      <text:p text:style-name="P10"><text:span text:style-name="T17">       </text:span><text:span text:style-name="T11">android</text:span><text:span text:style-name="T15">:layout_width=</text:span><text:span text:style-name="T16">"wrap_content"</text:span></text:p>
      <text:p text:style-name="P10"><text:span text:style-name="T17">       </text:span><text:span text:style-name="T11">android</text:span><text:span text:style-name="T15">:layout_height=</text:span><text:span text:style-name="T16">"wrap_content"</text:span></text:p>
      <text:p text:style-name="P10"><text:span text:style-name="T17">       </text:span><text:span text:style-name="T11">android</text:span><text:span text:style-name="T15">:layout_marginTop=</text:span><text:span text:style-name="T16">"16dp"</text:span></text:p>
      <text:p text:style-name="P10"><text:span text:style-name="T17">       </text:span><text:span text:style-name="T11">android</text:span><text:span text:style-name="T15">:text=</text:span><text:span text:style-name="T16">"diff"</text:span></text:p>
      <text:p text:style-name="P10"><text:span text:style-name="T17">       </text:span><text:span text:style-name="T11">android</text:span><text:span text:style-name="T15">:onClick=</text:span><text:span text:style-name="T16">"diff"</text:span></text:p>
      <text:p text:style-name="P10"><text:span text:style-name="T17">       </text:span><text:span text:style-name="T11">app</text:span><text:span text:style-name="T15">:layout_constraintEnd_toEndOf=</text:span><text:span text:style-name="T16">"parent"</text:span></text:p>
      <text:p text:style-name="P10"><text:span text:style-name="T17">       </text:span><text:span text:style-name="T11">app</text:span><text:span text:style-name="T15">:layout_constraintStart_toStartOf=</text:span><text:span text:style-name="T16">"parent"</text:span></text:p>
      <text:p text:style-name="P10"><text:span text:style-name="T17">       </text:span><text:span text:style-name="T11">app</text:span><text:span text:style-name="T15">:layout_constraintTop_toBottomOf=</text:span><text:span text:style-name="T16">"@+id/b1" </text:span><text:span text:style-name="T2">/&gt;</text:span></text:p>
      <text:p text:style-name="Text_20_body"/>
      <text:p text:style-name="P10"><text:span text:style-name="T5">   </text:span><text:span text:style-name="T2">&lt;</text:span><text:span text:style-name="T8">Button</text:span></text:p>
      <text:p text:style-name="P10"><text:span text:style-name="T9">       </text:span><text:span text:style-name="T11">android</text:span><text:span text:style-name="T15">:id=</text:span><text:span text:style-name="T16">"@+id/b3"</text:span></text:p>
      <text:p text:style-name="P10"><text:span text:style-name="T17">       </text:span><text:span text:style-name="T11">android</text:span><text:span text:style-name="T15">:layout_width=</text:span><text:span text:style-name="T16">"wrap_content"</text:span></text:p>
      <text:p text:style-name="P10"><text:span text:style-name="T17">       </text:span><text:span text:style-name="T11">android</text:span><text:span text:style-name="T15">:layout_height=</text:span><text:span text:style-name="T16">"wrap_content"</text:span></text:p>
      <text:p text:style-name="P10"><text:span text:style-name="T17">       </text:span><text:span text:style-name="T11">android</text:span><text:span text:style-name="T15">:layout_marginTop=</text:span><text:span text:style-name="T16">"16dp"</text:span></text:p>
      <text:p text:style-name="P10"><text:span text:style-name="T17">       </text:span><text:span text:style-name="T11">android</text:span><text:span text:style-name="T15">:text=</text:span><text:span text:style-name="T16">"mul"</text:span></text:p>
      <text:p text:style-name="P10"><text:span text:style-name="T17">       </text:span><text:span text:style-name="T11">android</text:span><text:span text:style-name="T15">:onClick=</text:span><text:span text:style-name="T16">"mul"</text:span></text:p>
      <text:p text:style-name="P10"><text:span text:style-name="T17">       </text:span><text:span text:style-name="T11">app</text:span><text:span text:style-name="T15">:layout_constraintEnd_toEndOf=</text:span><text:span text:style-name="T16">"parent"</text:span></text:p>
      <text:p text:style-name="P10"><text:span text:style-name="T17">       </text:span><text:span text:style-name="T11">app</text:span><text:span text:style-name="T15">:layout_constraintStart_toStartOf=</text:span><text:span text:style-name="T16">"parent"</text:span></text:p>
      <text:p text:style-name="P10"><text:span text:style-name="T17">       </text:span><text:span text:style-name="T11">app</text:span><text:span text:style-name="T15">:layout_constraintTop_toBottomOf=</text:span><text:span text:style-name="T16">"@+id/b2" </text:span><text:span text:style-name="T2">/&gt;</text:span></text:p>
      <text:p text:style-name="Text_20_body"/>
      <text:p text:style-name="P10"><text:span text:style-name="T5">   </text:span><text:span text:style-name="T2">&lt;</text:span><text:span text:style-name="T8">Button</text:span></text:p>
      <text:p text:style-name="P10"><text:span text:style-name="T9">       </text:span><text:span text:style-name="T11">android</text:span><text:span text:style-name="T15">:id=</text:span><text:span text:style-name="T16">"@+id/b4"</text:span></text:p>
      <text:p text:style-name="P10"><text:soft-page-break/><text:span text:style-name="T17">       </text:span><text:span text:style-name="T11">android</text:span><text:span text:style-name="T15">:layout_width=</text:span><text:span text:style-name="T16">"wrap_content"</text:span></text:p>
      <text:p text:style-name="P10"><text:span text:style-name="T17">       </text:span><text:span text:style-name="T11">android</text:span><text:span text:style-name="T15">:layout_height=</text:span><text:span text:style-name="T16">"wrap_content"</text:span></text:p>
      <text:p text:style-name="P10"><text:span text:style-name="T17">       </text:span><text:span text:style-name="T11">android</text:span><text:span text:style-name="T15">:layout_marginTop=</text:span><text:span text:style-name="T16">"16dp"</text:span></text:p>
      <text:p text:style-name="P10"><text:span text:style-name="T17">       </text:span><text:span text:style-name="T11">android</text:span><text:span text:style-name="T15">:text=</text:span><text:span text:style-name="T16">"div"</text:span></text:p>
      <text:p text:style-name="P10"><text:span text:style-name="T17">       </text:span><text:span text:style-name="T11">android</text:span><text:span text:style-name="T15">:onClick=</text:span><text:span text:style-name="T16">"div"</text:span></text:p>
      <text:p text:style-name="P10"><text:span text:style-name="T17">       </text:span><text:span text:style-name="T11">app</text:span><text:span text:style-name="T15">:layout_constraintEnd_toEndOf=</text:span><text:span text:style-name="T16">"parent"</text:span></text:p>
      <text:p text:style-name="P10"><text:span text:style-name="T17">       </text:span><text:span text:style-name="T11">app</text:span><text:span text:style-name="T15">:layout_constraintStart_toStartOf=</text:span><text:span text:style-name="T16">"parent"</text:span></text:p>
      <text:p text:style-name="P10"><text:span text:style-name="T17">       </text:span><text:span text:style-name="T11">app</text:span><text:span text:style-name="T15">:layout_constraintTop_toBottomOf=</text:span><text:span text:style-name="T16">"@+id/b3" </text:span><text:span text:style-name="T2">/&gt;</text:span></text:p>
      <text:p text:style-name="Text_20_body"/>
      <text:p text:style-name="P10"><text:span text:style-name="T5">   </text:span><text:span text:style-name="T2">&lt;</text:span><text:span text:style-name="T8">TextView</text:span></text:p>
      <text:p text:style-name="P10"><text:span text:style-name="T9">       </text:span><text:span text:style-name="T11">android</text:span><text:span text:style-name="T15">:id=</text:span><text:span text:style-name="T16">"@+id/t1"</text:span></text:p>
      <text:p text:style-name="P10"><text:span text:style-name="T17">       </text:span><text:span text:style-name="T11">android</text:span><text:span text:style-name="T15">:layout_width=</text:span><text:span text:style-name="T16">"0dp"</text:span></text:p>
      <text:p text:style-name="P10"><text:span text:style-name="T17">       </text:span><text:span text:style-name="T11">android</text:span><text:span text:style-name="T15">:layout_height=</text:span><text:span text:style-name="T16">"18dp"</text:span></text:p>
      <text:p text:style-name="P10"><text:span text:style-name="T17">       </text:span><text:span text:style-name="T11">android</text:span><text:span text:style-name="T15">:layout_marginTop=</text:span><text:span text:style-name="T16">"32dp"</text:span></text:p>
      <text:p text:style-name="P10"><text:span text:style-name="T17">       </text:span><text:span text:style-name="T11">android</text:span><text:span text:style-name="T15">:text=</text:span><text:span text:style-name="T16">"result"</text:span></text:p>
      <text:p text:style-name="P10"><text:span text:style-name="T17">       </text:span><text:span text:style-name="T11">app</text:span><text:span text:style-name="T15">:layout_constraintEnd_toEndOf=</text:span><text:span text:style-name="T16">"parent"</text:span></text:p>
      <text:p text:style-name="P10"><text:span text:style-name="T17">       </text:span><text:span text:style-name="T11">app</text:span><text:span text:style-name="T15">:layout_constraintStart_toStartOf=</text:span><text:span text:style-name="T16">"parent"</text:span></text:p>
      <text:p text:style-name="P10"><text:span text:style-name="T17">       </text:span><text:span text:style-name="T11">app</text:span><text:span text:style-name="T15">:layout_constraintTop_toBottomOf=</text:span><text:span text:style-name="T16">"@+id/b4" </text:span><text:span text:style-name="T2">/&gt;</text:span></text:p>
      <text:p text:style-name="P9"><text:span text:style-name="T1">&lt;/</text:span><text:span text:style-name="T8">android.support.constraint.ConstraintLayout</text:span><text:span text:style-name="T1">&gt;</text:span></text:p>
      <text:p text:style-name="Text_20_body"/>
      <text:p text:style-name="P2">Mainactivity</text:p>
      <text:p text:style-name="Text_20_body"/>
      <text:p text:style-name="P9"><text:span text:style-name="T8">package </text:span><text:span text:style-name="T1">com.example.sjcet.calculator;</text:span></text:p>
      <text:p text:style-name="Text_20_body"/>
      <text:p text:style-name="P9"><text:span text:style-name="T8">import </text:span><text:span text:style-name="T1">android.support.v7.app.AppCompatActivity;</text:span></text:p>
      <text:p text:style-name="P9"><text:span text:style-name="T8">import </text:span><text:span text:style-name="T1">android.os.Bundle;</text:span></text:p>
      <text:p text:style-name="P9"><text:span text:style-name="T8">import </text:span><text:span text:style-name="T1">android.view.View;</text:span></text:p>
      <text:p text:style-name="P9"><text:span text:style-name="T8">import </text:span><text:span text:style-name="T1">android.widget.EditText;</text:span></text:p>
      <text:p text:style-name="P9"><text:span text:style-name="T8">import </text:span><text:span text:style-name="T1">android.widget.TextView;</text:span></text:p>
      <text:p text:style-name="Text_20_body"/>
      <text:p text:style-name="P9"><text:span text:style-name="T8">public class </text:span><text:span text:style-name="T1">MainActivity </text:span><text:span text:style-name="T8">extends </text:span><text:span text:style-name="T1">AppCompatActivity {</text:span></text:p>
      <text:p text:style-name="Text_20_body"/>
      <text:p text:style-name="P10"><text:span text:style-name="T5">   </text:span><text:span text:style-name="T2">EditText </text:span><text:span text:style-name="T11">t1</text:span><text:span text:style-name="T2">;</text:span></text:p>
      <text:p text:style-name="P10"><text:span text:style-name="T5">   </text:span><text:span text:style-name="T2">EditText </text:span><text:span text:style-name="T11">t2</text:span><text:span text:style-name="T2">;</text:span></text:p>
      <text:p text:style-name="P10"><text:span text:style-name="T5">   </text:span><text:span text:style-name="T2">TextView </text:span><text:span text:style-name="T11">t3</text:span><text:span text:style-name="T2">;</text:span></text:p>
      <text:p text:style-name="P10"><text:span text:style-name="T5">   </text:span><text:span text:style-name="T8">protected void </text:span><text:span text:style-name="T2">onCreate(Bundle savedInstanceState) {</text:span></text:p>
      <text:p text:style-name="P10"><text:span text:style-name="T5">       </text:span><text:span text:style-name="T8">super</text:span><text:span text:style-name="T2">.onCreate(savedInstanceState);</text:span></text:p>
      <text:p text:style-name="P10"><text:span text:style-name="T5">       </text:span><text:span text:style-name="T2">setContentView(R.layout.</text:span><text:span text:style-name="T12">activity_main</text:span><text:span text:style-name="T2">);</text:span></text:p>
      <text:p text:style-name="P10"><text:span text:style-name="T5">       </text:span><text:span text:style-name="T11">t1</text:span><text:span text:style-name="T2">= (EditText) findViewById(R.id.</text:span><text:span text:style-name="T12">n1</text:span><text:span text:style-name="T2">);</text:span></text:p>
      <text:p text:style-name="P10"><text:soft-page-break/><text:span text:style-name="T5">       </text:span><text:span text:style-name="T11">t2</text:span><text:span text:style-name="T2">=(EditText) findViewById(R.id.</text:span><text:span text:style-name="T12">num2</text:span><text:span text:style-name="T2">);</text:span></text:p>
      <text:p text:style-name="P10"><text:span text:style-name="T5">       </text:span><text:span text:style-name="T11">t3</text:span><text:span text:style-name="T2">=(TextView) findViewById(R.id.</text:span><text:span text:style-name="T12">t1</text:span><text:span text:style-name="T2">);</text:span></text:p>
      <text:p text:style-name="Text_20_body"/>
      <text:p text:style-name="P6">   <text:span text:style-name="T23">}</text:span></text:p>
      <text:p text:style-name="Text_20_body"/>
      <text:p text:style-name="P10"><text:span text:style-name="T5">   </text:span><text:span text:style-name="T8">public void </text:span><text:span text:style-name="T2">sum(View view) {</text:span></text:p>
      <text:p text:style-name="P10"><text:span text:style-name="T5">       </text:span><text:span text:style-name="T8">int </text:span><text:span text:style-name="T2">x=Integer.</text:span><text:span text:style-name="T4">parseInt</text:span><text:span text:style-name="T2">(</text:span><text:span text:style-name="T11">t1</text:span><text:span text:style-name="T2">.getText().toString());</text:span></text:p>
      <text:p text:style-name="P10"><text:span text:style-name="T5">       </text:span><text:span text:style-name="T8">int </text:span><text:span text:style-name="T2">y=Integer.</text:span><text:span text:style-name="T4">parseInt</text:span><text:span text:style-name="T2">(</text:span><text:span text:style-name="T11">t2</text:span><text:span text:style-name="T2">.getText().toString());</text:span></text:p>
      <text:p text:style-name="P10"><text:span text:style-name="T5">       </text:span><text:span text:style-name="T8">int </text:span><text:span text:style-name="T2">s=x+y;</text:span></text:p>
      <text:p text:style-name="P10"><text:span text:style-name="T5">       </text:span><text:span text:style-name="T11">t3</text:span><text:span text:style-name="T2">.setText(Integer.</text:span><text:span text:style-name="T4">toString</text:span><text:span text:style-name="T2">(s));</text:span></text:p>
      <text:p text:style-name="Text_20_body"/>
      <text:p text:style-name="P6">   <text:span text:style-name="T23">}</text:span></text:p>
      <text:p text:style-name="Text_20_body"/>
      <text:p text:style-name="P10"><text:span text:style-name="T5">   </text:span><text:span text:style-name="T8">public void </text:span><text:span text:style-name="T2">diff(View view) {</text:span></text:p>
      <text:p text:style-name="P10"><text:span text:style-name="T5">       </text:span><text:span text:style-name="T8">int </text:span><text:span text:style-name="T2">x=Integer.</text:span><text:span text:style-name="T4">parseInt</text:span><text:span text:style-name="T2">(</text:span><text:span text:style-name="T11">t1</text:span><text:span text:style-name="T2">.getText().toString());</text:span></text:p>
      <text:p text:style-name="P10"><text:span text:style-name="T5">       </text:span><text:span text:style-name="T8">int </text:span><text:span text:style-name="T2">y=Integer.</text:span><text:span text:style-name="T4">parseInt</text:span><text:span text:style-name="T2">(</text:span><text:span text:style-name="T11">t2</text:span><text:span text:style-name="T2">.getText().toString());</text:span></text:p>
      <text:p text:style-name="P10"><text:span text:style-name="T5">       </text:span><text:span text:style-name="T8">int </text:span><text:span text:style-name="T2">s=x-y;</text:span></text:p>
      <text:p text:style-name="P10"><text:span text:style-name="T5">       </text:span><text:span text:style-name="T11">t3</text:span><text:span text:style-name="T2">.setText(Integer.</text:span><text:span text:style-name="T4">toString</text:span><text:span text:style-name="T2">(s));</text:span></text:p>
      <text:p text:style-name="Text_20_body"/>
      <text:p text:style-name="P6">   <text:span text:style-name="T23">}</text:span></text:p>
      <text:p text:style-name="P10"><text:span text:style-name="T5">   </text:span><text:span text:style-name="T8">public void </text:span><text:span text:style-name="T2">mul(View view) {</text:span></text:p>
      <text:p text:style-name="P10"><text:span text:style-name="T5">       </text:span><text:span text:style-name="T8">int </text:span><text:span text:style-name="T2">x=Integer.</text:span><text:span text:style-name="T4">parseInt</text:span><text:span text:style-name="T2">(</text:span><text:span text:style-name="T11">t1</text:span><text:span text:style-name="T2">.getText().toString());</text:span></text:p>
      <text:p text:style-name="P10"><text:span text:style-name="T5">       </text:span><text:span text:style-name="T8">int </text:span><text:span text:style-name="T2">y=Integer.</text:span><text:span text:style-name="T4">parseInt</text:span><text:span text:style-name="T2">(</text:span><text:span text:style-name="T11">t2</text:span><text:span text:style-name="T2">.getText().toString());</text:span></text:p>
      <text:p text:style-name="P10"><text:span text:style-name="T5">       </text:span><text:span text:style-name="T8">int </text:span><text:span text:style-name="T2">s=x*y;</text:span></text:p>
      <text:p text:style-name="P10"><text:span text:style-name="T5">       </text:span><text:span text:style-name="T11">t3</text:span><text:span text:style-name="T2">.setText(Integer.</text:span><text:span text:style-name="T4">toString</text:span><text:span text:style-name="T2">(s));</text:span></text:p>
      <text:p text:style-name="Text_20_body"/>
      <text:p text:style-name="P6">   <text:span text:style-name="T23">}</text:span></text:p>
      <text:p text:style-name="P10"><text:span text:style-name="T5">   </text:span><text:span text:style-name="T8">public void </text:span><text:span text:style-name="T2">div(View view) {</text:span></text:p>
      <text:p text:style-name="P10"><text:span text:style-name="T5">       </text:span><text:span text:style-name="T8">int </text:span><text:span text:style-name="T2">x=Integer.</text:span><text:span text:style-name="T4">parseInt</text:span><text:span text:style-name="T2">(</text:span><text:span text:style-name="T11">t1</text:span><text:span text:style-name="T2">.getText().toString());</text:span></text:p>
      <text:p text:style-name="P10"><text:span text:style-name="T5">       </text:span><text:span text:style-name="T8">int </text:span><text:span text:style-name="T2">y=Integer.</text:span><text:span text:style-name="T4">parseInt</text:span><text:span text:style-name="T2">(</text:span><text:span text:style-name="T11">t2</text:span><text:span text:style-name="T2">.getText().toString());</text:span></text:p>
      <text:p text:style-name="P10"><text:span text:style-name="T5">       </text:span><text:span text:style-name="T8">int </text:span><text:span text:style-name="T2">s=x/y;</text:span></text:p>
      <text:p text:style-name="P10"><text:span text:style-name="T5">       </text:span><text:span text:style-name="T11">t3</text:span><text:span text:style-name="T2">.setText(Integer.</text:span><text:span text:style-name="T4">toString</text:span><text:span text:style-name="T2">(s));</text:span></text:p>
      <text:p text:style-name="Text_20_body"/>
      <text:p text:style-name="P6">   <text:span text:style-name="T23">}</text:span></text:p>
      <text:p text:style-name="P7">}</text:p>
      <text:p text:style-name="Text_20_body"><text:span text:style-name="T24"><text:line-break/><text:line-break/></text:span><text:soft-page-break/><text:span text:style-name="T24"><text:line-break/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2:39:45.006938979</meta:creation-date>
    <dc:date>2022-10-19T12:41:14.409899662</dc:date>
    <meta:editing-duration>PT1M30S</meta:editing-duration>
    <meta:editing-cycles>1</meta:editing-cycles>
    <meta:document-statistic meta:table-count="0" meta:image-count="0" meta:object-count="0" meta:page-count="9" meta:paragraph-count="258" meta:word-count="434" meta:character-count="8802" meta:non-whitespace-character-count="7515"/>
    <meta:generator>LibreOffice/6.4.7.2$Linux_X86_64 LibreOffice_project/40$Build-2</meta:generator>
  </office:meta>
</office:document-meta>
</file>